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9.24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134.25pt"/>
    </style:style>
    <style:style style:name="co4" style:family="table-column">
      <style:table-column-properties fo:break-before="auto" style:column-width="147.29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212.94pt"/>
    </style:style>
    <style:style style:name="co8" style:family="table-column">
      <style:table-column-properties fo:break-before="auto" style:column-width="164.81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131.64pt"/>
    </style:style>
    <style:style style:name="co11" style:family="table-column">
      <style:table-column-properties fo:break-before="auto" style:column-width="89.29pt"/>
    </style:style>
    <style:style style:name="co12" style:family="table-column">
      <style:table-column-properties fo:break-before="auto" style:column-width="160.64pt"/>
    </style:style>
    <style:style style:name="co13" style:family="table-column">
      <style:table-column-properties fo:break-before="auto" style:column-width="163.76pt"/>
    </style:style>
    <style:style style:name="co14" style:family="table-column">
      <style:table-column-properties fo:break-before="auto" style:column-width="197.26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999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rotation-align="none"/>
    </style:style>
  </office:automatic-styles>
  <office:body>
    <office:spreadsheet>
      <table:table table:name="HighResMIPAddition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>
            <text:p>Included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ort name of group</text:p>
          </table:table-cell>
          <table:table-cell table:style-name="ce7" office:value-type="string" calcext:value-type="string">
            <text:p>Variable short name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Description extension (optional)</text:p>
          </table:table-cell>
          <table:table-cell table:style-name="ce7" office:value-type="string" calcext:value-type="string">
            <text:p>Shape</text:p>
          </table:table-cell>
          <table:table-cell table:style-name="ce7" office:value-type="string" calcext:value-type="string">
            <text:p>Levels</text:p>
          </table:table-cell>
          <table:table-cell table:style-name="ce7" office:value-type="string" calcext:value-type="string">
            <text:p>Time mean, point or climatology</text:p>
          </table:table-cell>
          <table:table-cell table:style-name="ce7" office:value-type="string" calcext:value-type="string">
            <text:p>Mask (optional)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Over-ride</text:p>
          </table:table-cell>
          <table:table-cell table:style-name="ce7" office:value-type="string" calcext:value-type="string">
            <text:p>Level Set</text:p>
          </table:table-cell>
          <table:table-cell table:style-name="ce7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hrLev</text:p>
          </table:table-cell>
          <table:table-cell table:style-name="ce8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hrLev</text:p>
          </table:table-cell>
          <table:table-cell table:style-name="ce8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hu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hf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hfl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_ext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_ext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6hrPlev_extr</text:p>
          </table:table-cell>
          <table:table-cell table:style-name="ce9" office:value-type="string" calcext:value-type="string">
            <text:p>ua</text:p>
          </table:table-cell>
          <table:table-cell table:style-name="ce5" office:value-type="string" calcext:value-type="string">
            <text:p>6hrPlev</text:p>
          </table:table-cell>
          <table:table-cell table:style-name="ce5" office:value-type="string" calcext:value-type="string">
            <text:p>6hr</text:p>
          </table:table-cell>
          <table:table-cell table:style-name="ce5" office:value-type="string" calcext:value-type="string">
            <text:p>Extra levels - 925, 700, 600, 300, 50</text:p>
          </table:table-cell>
          <table:table-cell table:style-name="ce5" office:value-type="string" calcext:value-type="string">
            <text:p>XYZ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ynopti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hrPlev</text:p>
          </table:table-cell>
          <table:table-cell table:style-name="ce5" office:value-type="string" calcext:value-type="string">
            <text:p>plev7h</text:p>
          </table:table-cell>
          <table:table-cell table:style-name="ce5" office:value-type="string" calcext:value-type="string">
            <text:p>please produce these 3 hourly if possible. If not possible produce them 6 hourly. Do not produce both.</text:p>
          </table:table-cell>
          <table:table-cell table:style-name="ce5"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6hrPlev_extr</text:p>
          </table:table-cell>
          <table:table-cell table:style-name="ce9" office:value-type="string" calcext:value-type="string">
            <text:p>va</text:p>
          </table:table-cell>
          <table:table-cell table:style-name="ce5" office:value-type="string" calcext:value-type="string">
            <text:p>6hrPlev</text:p>
          </table:table-cell>
          <table:table-cell table:style-name="ce5" office:value-type="string" calcext:value-type="string">
            <text:p>6hr</text:p>
          </table:table-cell>
          <table:table-cell table:style-name="ce5" office:value-type="string" calcext:value-type="string">
            <text:p>Extra levels - 925, 700, 600, 300, 50</text:p>
          </table:table-cell>
          <table:table-cell table:style-name="ce5" office:value-type="string" calcext:value-type="string">
            <text:p>XYZ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ynopti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hrPlev</text:p>
          </table:table-cell>
          <table:table-cell table:style-name="ce5" office:value-type="string" calcext:value-type="string">
            <text:p>plev7h</text:p>
          </table:table-cell>
          <table:table-cell table:style-name="ce5" office:value-type="string" calcext:value-type="string">
            <text:p>please produce these 3 hourly if possible. If not possible produce them 6 hourly. Do not produce both.</text:p>
          </table:table-cell>
          <table:table-cell table:style-name="ce5"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6hrPlev_extr</text:p>
          </table:table-cell>
          <table:table-cell table:style-name="ce9" office:value-type="string" calcext:value-type="string">
            <text:p>ta</text:p>
          </table:table-cell>
          <table:table-cell table:style-name="ce5" office:value-type="string" calcext:value-type="string">
            <text:p>6hrPlev</text:p>
          </table:table-cell>
          <table:table-cell table:style-name="ce5" office:value-type="string" calcext:value-type="string">
            <text:p>6hr</text:p>
          </table:table-cell>
          <table:table-cell table:style-name="ce5" office:value-type="string" calcext:value-type="string">
            <text:p>Extra levels - 925, 700, 600, 300, 50</text:p>
          </table:table-cell>
          <table:table-cell table:style-name="ce5" office:value-type="string" calcext:value-type="string">
            <text:p>XYZ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ynoptic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plev7h</text:p>
          </table:table-cell>
          <table:table-cell table:style-name="ce3"/>
          <table:table-cell table:style-name="ce5"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hrPlev_extr_dr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ast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hrPlev_extr_dr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orth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hr_extr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850 hPa</text:p>
          </table:table-cell>
          <table:table-cell office:value-type="string" calcext:value-type="string">
            <text:p>XYT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hr_extr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850 hPa</text:p>
          </table:table-cell>
          <table:table-cell office:value-type="string" calcext:value-type="string">
            <text:p>XYT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hr_extr</text:p>
          </table:table-cell>
          <table:table-cell table:style-name="ce8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hrPlev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pressure levels</text:p>
          </table:table-cell>
          <table:table-cell office:value-type="string" calcext:value-type="string">
            <text:p>XYZT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hrPlev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pressure levels</text:p>
          </table:table-cell>
          <table:table-cell office:value-type="string" calcext:value-type="string">
            <text:p>XYZT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hrPlev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emperature on pressure levels</text:p>
          </table:table-cell>
          <table:table-cell office:value-type="string" calcext:value-type="string">
            <text:p>XYZT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_ext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y_jet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y_jet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day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hrPlev_extr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7h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hrPlev_extr_dr</text:p>
          </table:table-cell>
          <table:table-cell table:style-name="ce8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omega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hrPlev_extr_dr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pecific humidity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hrPlev</text:p>
          </table:table-cell>
          <table:table-cell table:style-name="ce8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Omega (=dp/dt)</text:p>
          </table:table-cell>
          <table:table-cell office:value-type="string" calcext:value-type="string">
            <text:p>XYZT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hrPlev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pecific humidity on pressure levels</text:p>
          </table:table-cell>
          <table:table-cell office:value-type="string" calcext:value-type="string">
            <text:p>XYZT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c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loud fraction on model levels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wap (omega)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onal mean eastward wind</text:p>
          </table:table-cell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mon_diag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on_diag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on_diag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on_diag</text:p>
          </table:table-cell>
          <table:table-cell table:style-name="ce8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mon_diag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t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rl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long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rs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short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incident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Column-integrated water vapour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clw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Liquid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cli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ce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hr_energy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1hr_energy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hr_energy</text:p>
          </table:table-cell>
          <table:table-cell table:style-name="ce8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1hr_energy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ta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hus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rl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dtaus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tratiform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dtauc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Convective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clisccp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SCCP 7x7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rlut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outgoing LW radiation at TOA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mc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mass flux</text:p>
          </table:table-cell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radiative heating rate on model levels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tnt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heating rate on model levels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tnhus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moistening rate on model levels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mcu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Updraught mass flux from convection scheme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mcd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owndraught mass flux from convection scheme</text:p>
          </table:table-cell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tnt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tnhus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rPlev_extr</text:p>
          </table:table-cell>
          <table:table-cell table:style-name="ce8" office:value-type="string" calcext:value-type="string">
            <text:p>u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face east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hrPlev_extr</text:p>
          </table:table-cell>
          <table:table-cell table:style-name="ce8" office:value-type="string" calcext:value-type="string">
            <text:p>v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ace north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hrPlev_extr</text:p>
          </table:table-cell>
          <table:table-cell table:style-name="ce8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Geopotential height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t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pfu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hu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t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sfcWi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hr_cloud</text:p>
          </table:table-cell>
          <table:table-cell table:style-name="ce8" office:value-type="string" calcext:value-type="string">
            <text:p>rlu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long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snw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mrsos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t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mrl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n_ext</text:p>
          </table:table-cell>
          <table:table-cell table:style-name="ce6" office:value-type="string" calcext:value-type="string">
            <text:p>u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ast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n_ext</text:p>
          </table:table-cell>
          <table:table-cell table:style-name="ce6" office:value-type="string" calcext:value-type="string">
            <text:p>v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orth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hrPlev_extr</text:p>
          </table:table-cell>
          <table:table-cell table:style-name="ce8" office:value-type="string" calcext:value-type="string">
            <text:p>vortmea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Mean vorticity over 850,700,600 hPa</text:p>
          </table:table-cell>
          <table:table-cell office:value-type="string" calcext:value-type="string">
            <text:p>XYZT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hrPlev_extr_dr</text:p>
          </table:table-cell>
          <table:table-cell table:style-name="ce6" office:value-type="string" calcext:value-type="string">
            <text:p>wbpte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wet bulb potential temperature on plev7h?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v7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hr_extr</text:p>
          </table:table-cell>
          <table:table-cell table:style-name="ce6" office:value-type="string" calcext:value-type="string">
            <text:p>prcs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hallow convection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on_conv</text:p>
          </table:table-cell>
          <table:table-cell table:style-name="ce6" office:value-type="string" calcext:value-type="string">
            <text:p>column_mass_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olumn integrated mass flux</text:p>
          </table:table-cell>
          <table:table-cell office:value-type="string" calcext:value-type="string">
            <text:p>XY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v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wap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t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v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u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v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on_sparc</text:p>
          </table:table-cell>
          <table:table-cell table:style-name="ce8" office:value-type="string" calcext:value-type="string">
            <text:p>t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6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epm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epv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epfluxdi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v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w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tnt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diabatic processes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hrPlev_intense</text:p>
          </table:table-cell>
          <table:table-cell table:style-name="ce8" office:value-type="string" calcext:value-type="string">
            <text:p>surf_albed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1hr_strat</text:p>
          </table:table-cell>
          <table:table-cell table:style-name="ce8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1ts</text:p>
          </table:table-cell>
          <table:table-cell table:style-name="ce8" office:value-type="string" calcext:value-type="string">
            <text:p>blde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tntrl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short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tntrs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long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3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HighResMIPAdditional.B1:HighResMIPAdditional.O1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0:27:20.23325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rd den</meta:initial-creator>
    <meta:creation-date>2016-04-15T14:23:54.522912312</meta:creation-date>
    <dc:date>2016-05-19T16:45:11.231449069</dc:date>
    <meta:editing-duration>PT37M10S</meta:editing-duration>
    <meta:editing-cycles>2</meta:editing-cycles>
    <meta:generator>LibreOffice/5.1.2.2$Linux_X86_64 LibreOffice_project/10m0$Build-2</meta:generator>
    <meta:document-statistic meta:table-count="1" meta:cell-count="1540" meta:object-count="0"/>
  </office:meta>
</office:document-meta>
</file>